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3.401cm" style:rel-column-width="13107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start" style:justify-single-word="false"/>
      <style:text-properties fo:font-size="14pt" officeooo:rsid="000c4f37" officeooo:paragraph-rsid="000c4f37" style:font-size-asian="14pt" style:font-size-complex="14pt"/>
    </style:style>
    <style:style style:name="P2" style:family="paragraph" style:parent-style-name="Table_20_Contents">
      <style:paragraph-properties fo:text-align="start" style:justify-single-word="false"/>
      <style:text-properties fo:font-size="14pt" officeooo:rsid="000dfa8e" officeooo:paragraph-rsid="000dfa8e" style:font-size-asian="14pt" style:font-size-complex="14pt"/>
    </style:style>
    <style:style style:name="P3" style:family="paragraph" style:parent-style-name="Standard">
      <style:paragraph-properties fo:text-align="start" style:justify-single-word="false"/>
      <style:text-properties style:text-position="0% 100%" fo:font-size="16pt" fo:font-weight="bold" officeooo:rsid="000c4f37" officeooo:paragraph-rsid="000c4f37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position="0% 100%" fo:font-size="16pt" style:text-underline-style="none" fo:font-weight="bold" officeooo:rsid="000c4f37" officeooo:paragraph-rsid="000c4f37" style:font-size-asian="14pt" style:font-weight-asian="bold" style:font-size-complex="16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text-position="0% 100%" fo:font-size="24pt" style:text-underline-style="solid" style:text-underline-width="auto" style:text-underline-color="font-color" fo:font-weight="bold" officeooo:rsid="000c4f37" officeooo:paragraph-rsid="000c4f37" style:font-size-asian="24pt" style:font-weight-asian="bold" style:font-size-complex="24pt" style:font-weight-complex="bold"/>
    </style:style>
    <style:style style:name="P6" style:family="paragraph" style:parent-style-name="Standard">
      <style:paragraph-properties fo:text-align="start" style:justify-single-word="false"/>
      <style:text-properties style:text-position="0% 100%" fo:font-size="14pt" style:text-underline-style="none" fo:font-weight="bold" officeooo:rsid="000c4f37" officeooo:paragraph-rsid="000c4f37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style:text-position="0% 100%" fo:font-size="14pt" fo:font-weight="bold" officeooo:rsid="000c4f37" officeooo:paragraph-rsid="000c4f37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/>
      <style:text-properties style:text-position="0% 100%" fo:font-size="14pt" fo:font-weight="bold" officeooo:rsid="000dfa8e" officeooo:paragraph-rsid="000dfa8e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start" style:justify-single-word="false"/>
      <style:text-properties style:text-position="0% 100%" fo:font-size="14pt" fo:font-weight="normal" officeooo:rsid="000dfa8e" officeooo:paragraph-rsid="000dfa8e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text-position="0% 100%" fo:font-size="14pt" fo:font-weight="normal" officeooo:rsid="000c4f37" officeooo:paragraph-rsid="000c4f37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text-position="0% 100%" fo:font-size="12pt" fo:font-weight="bold" officeooo:rsid="000c4f37" officeooo:paragraph-rsid="000c4f37" style:font-size-asian="10.5pt" style:font-weight-asian="bold" style:font-size-complex="12pt" style:font-weight-complex="bold"/>
    </style:style>
    <style:style style:name="P12" style:family="paragraph" style:parent-style-name="Standard">
      <style:paragraph-properties fo:margin-left="5.002cm" fo:margin-right="0cm" fo:line-height="115%" fo:text-align="start" style:justify-single-word="false" fo:text-indent="0cm" style:auto-text-indent="false"/>
      <style:text-properties style:text-position="0% 100%" fo:font-size="14pt" fo:font-weight="normal" officeooo:rsid="000dfa8e" officeooo:paragraph-rsid="000dfa8e" style:font-size-asian="14pt" style:font-weight-asian="normal" style:font-size-complex="14pt" style:font-weight-complex="normal"/>
    </style:style>
    <style:style style:name="P13" style:family="paragraph">
      <loext:graphic-properties draw:fill="solid" draw:fill-color="#000000"/>
      <style:paragraph-properties fo:text-align="center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0e5b74"/>
    </style:style>
    <style:style style:name="gr1" style:family="graphic">
      <style:graphic-properties svg:stroke-width="0.199cm" svg:stroke-color="#000000" draw:marker-start-width="0.353cm" draw:marker-end-width="0.353cm" draw:fill="solid" draw:fill-color="#000000" draw:textarea-horizontal-align="center" draw:textarea-vertical-align="middle" fo:padding-top="0.099cm" fo:padding-bottom="0.099cm" fo:padding-left="0.099cm" fo:padding-right="0.099cm" style:run-through="foreground" style:wrap="run-through" style:number-wrapped-paragraphs="no-limit" style:wrap-contour-mode="full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RESUME</text:p>
      <text:p text:style-name="P4">SREELAKSHMI P S</text:p>
      <text:p text:style-name="P6">PATHAZHAKATTIL HOUSE P.O ALA KOTHAPARAMBU,KODUNGALLUR</text:p>
      <text:p text:style-name="P3">8748938743</text:p>
      <text:p text:style-name="P3"><draw:line text:anchor-type="paragraph" draw:z-index="0" draw:name="Shape1" draw:style-name="gr1" draw:text-style-name="P13" svg:x1="-1.236cm" svg:y1="0.161cm" svg:x2="18.475cm" svg:y2="0.002cm"><text:p/></draw:line></text:p>
      <text:p text:style-name="P7">OBJECTIVES:</text:p>
      <text:p text:style-name="P7"/>
      <text:p text:style-name="P11"><text:s text:c="14"/><text:span text:style-name="T1"><text:s text:c="3"/>To be part of a company and to enchance my skills and knowledge</text:span></text:p>
      <text:p text:style-name="P11"/>
      <text:p text:style-name="P7">EDUCATIONAL PROFILE:</text:p>
      <text:p text:style-name="P7"/>
      <table:table table:name="Table1" table:style-name="Table1">
        <table:table-column table:style-name="Table1.A" table:number-columns-repeated="5"/>
        <table:table-row>
          <table:table-cell table:style-name="Table1.A1" office:value-type="string">
            <text:p text:style-name="P1">Degree/Course</text:p>
          </table:table-cell>
          <table:table-cell table:style-name="Table1.A1" office:value-type="string">
            <text:p text:style-name="P1">University/</text:p>
            <text:p text:style-name="P1">Board </text:p>
          </table:table-cell>
          <table:table-cell table:style-name="Table1.A1" office:value-type="string">
            <text:p text:style-name="P1">Institution</text:p>
          </table:table-cell>
          <table:table-cell table:style-name="Table1.A1" office:value-type="string">
            <text:p text:style-name="P1">Year of Passing</text:p>
          </table:table-cell>
          <table:table-cell table:style-name="Table1.E1" office:value-type="string">
            <text:p text:style-name="P1">Percentage</text:p>
          </table:table-cell>
        </table:table-row>
        <table:table-row>
          <table:table-cell table:style-name="Table1.A2" office:value-type="string">
            <text:p text:style-name="P1">10th</text:p>
          </table:table-cell>
          <table:table-cell table:style-name="Table1.A2" office:value-type="string">
            <text:p text:style-name="P1">CBSE</text:p>
          </table:table-cell>
          <table:table-cell table:style-name="Table1.A2" office:value-type="string">
            <text:p text:style-name="P1">S N VIDYA BHAVAN</text:p>
          </table:table-cell>
          <table:table-cell table:style-name="Table1.A2" office:value-type="string">
            <text:p text:style-name="P1">2014</text:p>
          </table:table-cell>
          <table:table-cell table:style-name="Table1.E2" office:value-type="string">
            <text:p text:style-name="P1">74%</text:p>
          </table:table-cell>
        </table:table-row>
        <table:table-row>
          <table:table-cell table:style-name="Table1.A2" office:value-type="string">
            <text:p text:style-name="P2">12th</text:p>
          </table:table-cell>
          <table:table-cell table:style-name="Table1.A2" office:value-type="string">
            <text:p text:style-name="P2">CBSE</text:p>
          </table:table-cell>
          <table:table-cell table:style-name="Table1.A2" office:value-type="string">
            <text:p text:style-name="P2">S N VIDYA BHAVAN</text:p>
          </table:table-cell>
          <table:table-cell table:style-name="Table1.A2" office:value-type="string">
            <text:p text:style-name="P2">2016</text:p>
          </table:table-cell>
          <table:table-cell table:style-name="Table1.E2" office:value-type="string">
            <text:p text:style-name="P2">78%</text:p>
          </table:table-cell>
        </table:table-row>
        <table:table-row>
          <table:table-cell table:style-name="Table1.A2" office:value-type="string">
            <text:p text:style-name="P2">BCA</text:p>
          </table:table-cell>
          <table:table-cell table:style-name="Table1.A2" office:value-type="string">
            <text:p text:style-name="P2">CALICUT</text:p>
          </table:table-cell>
          <table:table-cell table:style-name="Table1.A2" office:value-type="string">
            <text:p text:style-name="P2">S T JOSEPH COLLEGE,IJK</text:p>
          </table:table-cell>
          <table:table-cell table:style-name="Table1.A2" office:value-type="string">
            <text:p text:style-name="P2">2019</text:p>
          </table:table-cell>
          <table:table-cell table:style-name="Table1.E2" office:value-type="string">
            <text:p text:style-name="P2">65%</text:p>
          </table:table-cell>
        </table:table-row>
      </table:table>
      <text:p text:style-name="P7"/>
      <text:p text:style-name="P10"><draw:line text:anchor-type="paragraph" draw:z-index="1" draw:name="Shape1" draw:style-name="gr1" draw:text-style-name="P13" svg:x1="-1.236cm" svg:y1="0.161cm" svg:x2="18.475cm" svg:y2="0.002cm"><text:p/></draw:line></text:p>
      <text:p text:style-name="P7"/>
      <text:p text:style-name="P8">PERSONAL PROFILE:</text:p>
      <text:p text:style-name="P8"/>
      <text:p text:style-name="P12">Birthday <text:s text:c="11"/>: September 02,1998</text:p>
      <text:p text:style-name="P12">Age <text:s text:c="19"/>: 21yrs</text:p>
      <text:p text:style-name="P12">Religion <text:s text:c="12"/>: Hindu</text:p>
      <text:p text:style-name="P12">Gender <text:s text:c="14"/>: Female</text:p>
      <text:p text:style-name="P12">Civil Status <text:s text:c="7"/>: <text:span text:style-name="T2">Single</text:span></text:p>
      <text:p text:style-name="P12">Father’s Name <text:s text:c="2"/>: <text:span text:style-name="T2">Sasidharan</text:span></text:p>
      <text:p text:style-name="P12">Mother’s Name <text:s/>: <text:span text:style-name="T2">Sheela E <text:s/>V</text:span></text:p>
      <text:p text:style-name="P12"/>
      <text:p text:style-name="P12"/>
      <text:p text:style-name="P9"><draw:line text:anchor-type="paragraph" draw:z-index="2" draw:name="Shape1" draw:style-name="gr1" draw:text-style-name="P13" svg:x1="-1.236cm" svg:y1="0.161cm" svg:x2="18.475cm" svg:y2="0.002cm"><text:p/></draw:lin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0T20:04:46.017327055</meta:creation-date>
    <dc:date>2020-02-10T20:49:58.976986019</dc:date>
    <meta:editing-duration>PT4M58S</meta:editing-duration>
    <meta:editing-cycles>1</meta:editing-cycles>
    <meta:document-statistic meta:table-count="1" meta:image-count="0" meta:object-count="0" meta:page-count="1" meta:paragraph-count="36" meta:word-count="87" meta:character-count="589" meta:non-whitespace-character-count="453"/>
    <meta:generator>LibreOffice/5.1.6.2$Linux_X86_64 LibreOffice_project/10m0$Build-2</meta:generator>
  </office:meta>
</office:document-meta>
</file>